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300CE316C96E9FAEF4D.png" manifest:media-type="image/png"/>
  <manifest:file-entry manifest:full-path="Pictures/1000000100000105000000A740D1142A2A0B13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431cm" draw:marker-end-width="0.431cm" draw:fill="none" draw:textarea-horizontal-align="justify" draw:textarea-vertical-align="middle" draw:auto-grow-height="false" fo:min-height="10.152cm" fo:min-width="6.949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1.605cm" fo:min-width="0cm" fo:padding-top="0.15cm" fo:padding-bottom="0.15cm" fo:padding-left="0.275cm" fo:padding-right="0.275cm" draw:shadow-opacity="50%"/>
    </style:style>
    <style:style style:name="gr7" style:family="graphic" style:parent-style-name="standard">
      <style:graphic-properties svg:stroke-width="0.051cm" svg:stroke-color="#000000" draw:marker-start-width="0.508cm" draw:marker-end-width="0.508cm" draw:fill="none" draw:textarea-horizontal-align="justify" draw:textarea-vertical-align="middle" draw:auto-grow-height="true" fo:min-height="0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152cm" svg:stroke-color="#000000" draw:marker-start-width="0.673cm" draw:marker-end-width="0.673cm" draw:fill="none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02cm" svg:stroke-color="#000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069a2e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6.381cm" fo:min-width="2.091cm" fo:padding-top="0.15cm" fo:padding-bottom="0.15cm" fo:padding-left="0.275cm" fo:padding-right="0.275cm" draw:shadow-opacity="50%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none" draw:fill-color="#729fcf" draw:textarea-horizontal-align="justify" draw:textarea-vertical-align="middle" draw:auto-grow-height="false" fo:min-height="5.351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36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0.448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5.69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5.691cm"/>
      <style:paragraph-properties style:writing-mode="lr-tb"/>
    </style:style>
    <style:style style:name="gr17" style:family="graphic" style:parent-style-name="objectwithoutfill">
      <style:graphic-properties svg:stroke-width="0.102cm" svg:stroke-color="#ff8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076cm" svg:stroke-color="#000000" draw:marker-start-width="0.647cm" draw:marker-end-width="0.647cm" draw:fill="none" draw:textarea-vertical-align="middle" fo:padding-top="0.163cm" fo:padding-bottom="0.163cm" fo:padding-left="0.288cm" fo:padding-right="0.288cm"/>
    </style:style>
    <style:style style:name="gr19" style:family="graphic" style:parent-style-name="objectwithoutfill">
      <style:graphic-properties svg:stroke-width="0.076cm" svg:stroke-color="#000000" draw:marker-start-width="0.684cm" draw:marker-end-width="0.684cm" draw:fill="none" draw:textarea-vertical-align="middle" fo:padding-top="0.163cm" fo:padding-bottom="0.163cm" fo:padding-left="0.288cm" fo:padding-right="0.288cm"/>
    </style:style>
    <style:style style:name="gr20" style:family="graphic" style:parent-style-name="standard">
      <style:graphic-properties svg:stroke-width="0.051cm" svg:stroke-color="#000000" draw:marker-start-width="0.584cm" draw:marker-end-width="0.584cm" draw:fill="solid" draw:fill-color="#faa61a" draw:opacity="100%" draw:textarea-horizontal-align="justify" draw:textarea-vertical-align="middle" draw:auto-grow-height="true" fo:min-height="0cm" fo:min-width="0cm" fo:padding-top="0.151cm" fo:padding-bottom="0.151cm" fo:padding-left="0.276cm" fo:padding-right="0.276cm" draw:shadow-opacity="100%"/>
    </style:style>
    <style:style style:name="gr2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22" style:family="graphic" style:parent-style-name="objectwithoutfill">
      <style:graphic-properties svg:stroke-width="0.102cm" svg:stroke-color="#3465a4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21cm, 9.863cm, 4.984cm, 2.838cm)" draw:image-opacity="100%" style:mirror="none"/>
    </style:style>
    <style:style style:name="gr24" style:family="graphic" style:parent-style-name="objectwithoutfill">
      <style:graphic-properties svg:stroke-width="0.102cm" svg:stroke-color="#b47804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 draw:opacity="50%"/>
      <style:paragraph-properties fo:margin-top="0.025cm" fo:margin-bottom="0cm" fo:text-align="start">
        <style:tab-stops/>
      </style:paragraph-properties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6" style:family="paragraph">
      <loext:graphic-properties draw:fill="solid" draw:fill-color="#ffffff" draw:opacity="50%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 style:font-size-asian="18pt" style:font-size-complex="18pt"/>
    </style:style>
    <style:style style:name="P10" style:family="paragraph">
      <style:paragraph-properties fo:margin-left="0cm" fo:margin-right="0cm" fo:margin-top="0.025cm" fo:margin-bottom="0cm" fo:line-height="100%" fo:text-align="start" fo:text-indent="0cm">
        <style:tab-stops/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025cm" fo:margin-bottom="0cm" fo:line-height="100%" fo:text-align="start" fo:text-indent="0cm" style:writing-mode="lr-tb">
        <style:tab-stops/>
      </style:paragraph-properties>
    </style:style>
    <style:style style:name="P12" style:family="paragraph">
      <style:paragraph-properties fo:margin-left="0cm" fo:margin-right="0cm" fo:margin-top="0.025cm" fo:margin-bottom="0cm" fo:line-height="100%" fo:text-align="end" fo:text-indent="0cm">
        <style:tab-stops/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025cm" fo:margin-bottom="0cm" fo:line-height="100%" fo:text-align="end" fo:text-indent="0cm" style:writing-mode="lr-tb">
        <style:tab-stops/>
      </style:paragraph-properties>
    </style:style>
    <style:style style:name="P14" style:family="paragraph">
      <loext:graphic-properties draw:fill="none"/>
      <style:paragraph-properties fo:text-align="center"/>
      <style:text-properties fo:font-size="8pt"/>
    </style:style>
    <style:style style:name="P15" style:family="paragraph">
      <loext:graphic-properties draw:fill="solid" draw:fill-color="#faa61a" draw:opacity="100%"/>
      <style:paragraph-properties fo:text-align="center"/>
      <style:text-properties fo:font-size="8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text-outline="true" fo:font-weight="bold" style:font-weight-asian="bold" style:font-weight-complex="bold"/>
    </style:style>
    <style:style style:name="P1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style:text-outline="true" fo:font-size="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PCB" svg:width="7.499cm" svg:height="10.452cm" draw:transform="rotate (1.5707963267949) translate (10.106cm 15.4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PCB" svg:width="0.271cm" svg:height="0.29cm" draw:transform="rotate (1.5707963267949) translate (10.241cm 15.3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3" draw:text-style-name="P2" draw:layer="PCB" svg:width="0.254cm" svg:height="0.254cm" draw:transform="rotate (1.5707963267949) translate (15.397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461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778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842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159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223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54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604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921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985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302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366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683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747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064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128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445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509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826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89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207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271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588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652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" draw:text-style-name="P2" draw:layer="PCB" svg:width="0.254cm" svg:height="0.254cm" draw:transform="rotate (1.5707963267949) translate (15.397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" draw:text-style-name="P2" draw:layer="PCB" svg:width="0.254cm" svg:height="0.254cm" draw:transform="rotate (1.5707963267949) translate (15.396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46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777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841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158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222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539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603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92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984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301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365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682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746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063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127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444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508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825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889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206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27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587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651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" draw:text-style-name="P2" draw:layer="PCB" svg:width="0.254cm" svg:height="0.254cm" draw:transform="rotate (1.5707963267949) translate (10.851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0.915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232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296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613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677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994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058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375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439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756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82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137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201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518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582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899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963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28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344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661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725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042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106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" draw:text-style-name="P2" draw:layer="PCB" svg:width="0.254cm" svg:height="0.254cm" draw:transform="rotate (1.5707963267949) translate (10.851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" draw:text-style-name="P2" draw:layer="PCB" svg:width="0.254cm" svg:height="0.254cm" draw:transform="rotate (1.5707963267949) translate (10.85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0.914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231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295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612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676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993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057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374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438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755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819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136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2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517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581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898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962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279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343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66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724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041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105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" draw:text-style-name="P1" draw:layer="PCB" svg:width="0.271cm" svg:height="0.29cm" draw:transform="rotate (1.5707963267949) translate (10.241cm 8.3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PCB" svg:width="0.271cm" svg:height="0.29cm" draw:transform="rotate (1.5707963267949) translate (20.142cm 8.3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PCB" svg:width="0.271cm" svg:height="0.29cm" draw:transform="rotate (1.5707963267949) translate (20.143cm 15.3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1" draw:layer="layout" svg:width="3.534cm" svg:height="2.261cm" draw:transform="rotate (-3.14159265358979) translate (12.547cm 11.158cm)">
            <draw:image xlink:href="Pictures/1000000100000105000000A740D1142A2A0B136C.png" xlink:type="simple" xlink:show="embed" xlink:actuate="onLoad" draw:mime-type="image/png">
              <text:p/>
            </draw:image>
          </draw:frame>
          <draw:g>
            <draw:custom-shape draw:style-name="gr6" draw:text-style-name="P4" draw:layer="layout" svg:width="0.381cm" svg:height="1.905cm" draw:transform="rotate (-3.14159265358979) translate (12.315cm 11.0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0.127cm" svg:height="0.127cm" draw:transform="rotate (-3.14159265358979) translate (12.188cm 10.49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2.188cm 9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2.188cm 10.8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2.188cm 9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2.188cm 10.1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2.188cm 9.73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2.188cm 10.1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2.188cm 9.73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8" draw:text-style-name="P1" draw:layer="layout" svg:x1="12.039cm" svg:y1="10.421cm" svg:x2="11.785cm" svg:y2="10.421cm">
            <text:p/>
          </draw:line>
          <draw:path draw:style-name="gr9" draw:text-style-name="P1" draw:layer="layout" svg:width="1.004cm" svg:height="0.486cm" draw:transform="rotate (1.11962871515436) translate (11.3207023970573cm 10.2086465892576cm)" svg:viewBox="0 0 1005 487" svg:d="M0 487c219-247 683-394 1005-487">
            <text:p/>
          </draw:path>
          <draw:line draw:style-name="gr8" draw:text-style-name="P1" draw:layer="layout" svg:x1="12.039cm" svg:y1="9.285cm" svg:x2="11.785cm" svg:y2="9.285cm">
            <text:p/>
          </draw:line>
        </draw:g>
        <draw:path draw:style-name="gr10" draw:text-style-name="P1" draw:layer="layout" svg:width="3.063cm" svg:height="0.638cm" draw:transform="rotate (1.11962871515436) translate (13.0710353911288cm 12.8064319792529cm)" svg:viewBox="0 0 3064 639" svg:d="M0 639c785-190 2309 70 3064-639">
          <text:p/>
        </draw:path>
        <draw:line draw:style-name="gr8" draw:text-style-name="P1" draw:layer="layout" svg:x1="17.748cm" svg:y1="9.658cm" svg:x2="17.494cm" svg:y2="9.658cm">
          <text:p/>
        </draw:line>
        <draw:line draw:style-name="gr8" draw:text-style-name="P1" draw:layer="layout" svg:x1="17.748cm" svg:y1="10.41cm" svg:x2="17.494cm" svg:y2="10.41cm">
          <text:p/>
        </draw:line>
        <draw:line draw:style-name="gr8" draw:text-style-name="P1" draw:layer="layout" svg:x1="12.438cm" svg:y1="10.807cm" svg:x2="12.184cm" svg:y2="10.807cm">
          <text:p/>
        </draw:line>
        <draw:path draw:style-name="gr9" draw:text-style-name="P1" draw:layer="layout" svg:width="3.431cm" svg:height="2.477cm" draw:transform="rotate (1.11962871515436) translate (11.029674750955cm 13.5414164637913cm)" svg:viewBox="0 0 3432 2478" svg:d="M0 2478c785-190 2676-1769 3432-2478">
          <text:p/>
        </draw:path>
        <draw:line draw:style-name="gr8" draw:text-style-name="P1" draw:layer="layout" svg:x1="12.43cm" svg:y1="10.398cm" svg:x2="12.176cm" svg:y2="10.398cm">
          <text:p/>
        </draw:line>
        <draw:line draw:style-name="gr8" draw:text-style-name="P1" draw:layer="layout" svg:x1="17.739cm" svg:y1="10.792cm" svg:x2="17.485cm" svg:y2="10.792cm">
          <text:p/>
        </draw:line>
        <draw:line draw:style-name="gr8" draw:text-style-name="P1" draw:layer="layout" svg:x1="12.452cm" svg:y1="9.662cm" svg:x2="12.198cm" svg:y2="9.662cm">
          <text:p/>
        </draw:line>
        <draw:g>
          <draw:g>
            <draw:g>
              <draw:custom-shape draw:style-name="gr11" draw:text-style-name="P6" draw:layer="layout" svg:width="2.641cm" svg:height="6.681cm" svg:x="13.485cm" svg:y="8.8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7" draw:layer="layout" svg:width="0.317cm" svg:height="5.651cm" svg:x="15.796cm" svg:y="9.5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" draw:layer="layout" svg:width="0.317cm" svg:height="5.66cm" svg:x="13.492cm" svg:y="9.5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14" draw:text-style-name="P9" draw:layer="layout" svg:width="3.365cm" svg:height="0.698cm" svg:x="13.142cm" svg:y="8.849cm">
              <draw:text-box>
                <text:p text:style-name="P8"><text:span text:style-name="T1">Nano 33 IoT</text:span></text:p>
              </draw:text-box>
            </draw:frame>
          </draw:g>
          <draw:frame draw:style-name="gr15" draw:text-style-name="P11" draw:layer="layout" svg:width="1.842cm" svg:height="5.941cm" svg:x="13.675cm" svg:y="9.396cm">
            <draw:text-box>
              <text:p text:style-name="P10"><text:span text:style-name="T2">D13</text:span></text:p>
              <text:p text:style-name="P10"><text:span text:style-name="T2">+3.3V</text:span></text:p>
              <text:p text:style-name="P10"><text:span text:style-name="T2">AREF</text:span></text:p>
              <text:p text:style-name="P10"><text:span text:style-name="T2">DAC0/A0</text:span></text:p>
              <text:p text:style-name="P10"><text:span text:style-name="T2">A1</text:span></text:p>
              <text:p text:style-name="P10"><text:span text:style-name="T2">A2</text:span></text:p>
              <text:p text:style-name="P10"><text:span text:style-name="T2">A3</text:span></text:p>
              <text:p text:style-name="P10"><text:span text:style-name="T2">A4</text:span></text:p>
              <text:p text:style-name="P10"><text:span text:style-name="T2">A5</text:span></text:p>
              <text:p text:style-name="P10"><text:span text:style-name="T2">A6</text:span></text:p>
              <text:p text:style-name="P10"><text:span text:style-name="T2">A7</text:span></text:p>
              <text:p text:style-name="P10"><text:span text:style-name="T2">+5V</text:span></text:p>
              <text:p text:style-name="P10"><text:span text:style-name="T2">RESET</text:span></text:p>
              <text:p text:style-name="P10"><text:span text:style-name="T2">GND</text:span></text:p>
              <text:p text:style-name="P10"><text:span text:style-name="T2">VIN</text:span></text:p>
            </draw:text-box>
          </draw:frame>
          <draw:frame draw:style-name="gr16" draw:text-style-name="P13" draw:layer="layout" svg:width="1.842cm" svg:height="5.941cm" svg:x="14.145cm" svg:y="9.357cm">
            <draw:text-box>
              <text:p text:style-name="P12"><text:span text:style-name="T2">~D12</text:span></text:p>
              <text:p text:style-name="P12"><text:span text:style-name="T2">~D11</text:span></text:p>
              <text:p text:style-name="P12"><text:span text:style-name="T2">~D10</text:span></text:p>
              <text:p text:style-name="P12"><text:span text:style-name="T2">~D9</text:span></text:p>
              <text:p text:style-name="P12"><text:span text:style-name="T2">D8</text:span></text:p>
              <text:p text:style-name="P12"><text:span text:style-name="T2">D7</text:span></text:p>
              <text:p text:style-name="P12"><text:span text:style-name="T2">~D6</text:span></text:p>
              <text:p text:style-name="P12"><text:span text:style-name="T2">~D5</text:span></text:p>
              <text:p text:style-name="P12"><text:span text:style-name="T2">D4</text:span></text:p>
              <text:p text:style-name="P12"><text:span text:style-name="T2">~D3</text:span></text:p>
              <text:p text:style-name="P12"><text:span text:style-name="T2">~D2</text:span></text:p>
              <text:p text:style-name="P12"><text:span text:style-name="T2">GND</text:span></text:p>
              <text:p text:style-name="P12"><text:span text:style-name="T2">RST</text:span></text:p>
              <text:p text:style-name="P12"><text:span text:style-name="T2">RX/D1</text:span></text:p>
              <text:p text:style-name="P12"><text:span text:style-name="T2">TX/D0</text:span></text:p>
            </draw:text-box>
          </draw:frame>
        </draw:g>
        <draw:path draw:style-name="gr10" draw:text-style-name="P1" draw:layer="layout" svg:width="0.312cm" svg:height="0.645cm" draw:transform="rotate (1.11962871515436) translate (12.547cm 10.8cm)" svg:viewBox="0 0 313 646" svg:d="M313 646c0 0-120-587-313-646">
          <text:p/>
        </draw:path>
        <draw:path draw:style-name="gr17" draw:text-style-name="P1" draw:layer="layout" svg:width="4.469cm" svg:height="3.014cm" draw:transform="rotate (1.11962871515436) translate (10.5520686650867cm 13.6825957728017cm)" svg:viewBox="0 0 4470 3015" svg:d="M0 3015c1039-1996 3525-943 4470-3015">
          <text:p/>
        </draw:path>
        <draw:g>
          <draw:g>
            <draw:custom-shape draw:style-name="gr7" draw:text-style-name="P5" draw:layer="layout" svg:width="0.127cm" svg:height="0.127cm" svg:x="11.292cm" svg:y="1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2.816cm" svg:y="14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4" draw:layer="layout" svg:x1="11.419cm" svg:y1="14.982cm" svg:x2="11.737cm" svg:y2="14.982cm">
              <text:p/>
            </draw:line>
            <draw:line draw:style-name="gr19" draw:text-style-name="P14" draw:layer="layout" svg:x1="12.498cm" svg:y1="14.982cm" svg:x2="12.816cm" svg:y2="14.982cm">
              <text:p/>
            </draw:line>
            <draw:custom-shape draw:style-name="gr20" draw:text-style-name="P15" draw:layer="layout" svg:width="0.762cm" svg:height="0.254cm" svg:x="11.737cm" svg:y="14.85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1" draw:text-style-name="P17" draw:layer="layout" svg:width="1.397cm" svg:height="0.569cm" svg:x="11.439cm" svg:y="14.688cm">
            <draw:text-box>
              <text:p text:style-name="P16"><text:span text:style-name="T3">6.8k</text:span></text:p>
            </draw:text-box>
          </draw:frame>
        </draw:g>
        <draw:g>
          <draw:g>
            <draw:custom-shape draw:style-name="gr7" draw:text-style-name="P5" draw:layer="layout" svg:width="0.127cm" svg:height="0.127cm" svg:x="11.292cm" svg:y="14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2.816cm" svg:y="14.5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4" draw:layer="layout" svg:x1="11.419cm" svg:y1="14.598cm" svg:x2="11.737cm" svg:y2="14.598cm">
              <text:p/>
            </draw:line>
            <draw:line draw:style-name="gr19" draw:text-style-name="P14" draw:layer="layout" svg:x1="12.498cm" svg:y1="14.598cm" svg:x2="12.816cm" svg:y2="14.598cm">
              <text:p/>
            </draw:line>
            <draw:custom-shape draw:style-name="gr20" draw:text-style-name="P15" draw:layer="layout" svg:width="0.762cm" svg:height="0.254cm" svg:x="11.737cm" svg:y="14.47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1" draw:text-style-name="P17" draw:layer="layout" svg:width="1.397cm" svg:height="0.569cm" svg:x="11.439cm" svg:y="14.304cm">
            <draw:text-box>
              <text:p text:style-name="P16"><text:span text:style-name="T3">3.3k</text:span></text:p>
            </draw:text-box>
          </draw:frame>
        </draw:g>
        <draw:line draw:style-name="gr8" draw:text-style-name="P1" draw:layer="layout" svg:x1="13.185cm" svg:y1="14.613cm" svg:x2="12.931cm" svg:y2="14.613cm">
          <text:p/>
        </draw:line>
        <draw:line draw:style-name="gr8" draw:text-style-name="P1" draw:layer="layout" svg:x1="13.185cm" svg:y1="14.983cm" svg:x2="12.931cm" svg:y2="14.983cm">
          <text:p/>
        </draw:line>
        <draw:line draw:style-name="gr8" draw:text-style-name="P1" draw:layer="layout" svg:x1="13.585cm" svg:y1="14.983cm" svg:x2="13.331cm" svg:y2="14.983cm">
          <text:p/>
        </draw:line>
        <draw:line draw:style-name="gr8" draw:text-style-name="P1" draw:layer="layout" svg:x1="13.585cm" svg:y1="14.613cm" svg:x2="13.331cm" svg:y2="14.613cm">
          <text:p/>
        </draw:line>
        <draw:line draw:style-name="gr8" draw:text-style-name="P1" draw:layer="layout" svg:x1="11.357cm" svg:y1="14.665cm" svg:x2="11.357cm" svg:y2="14.919cm">
          <text:p/>
        </draw:line>
        <draw:line draw:style-name="gr8" draw:text-style-name="P1" draw:layer="layout" svg:x1="11.357cm" svg:y1="14.277cm" svg:x2="11.357cm" svg:y2="14.531cm">
          <text:p/>
        </draw:line>
        <draw:path draw:style-name="gr22" draw:text-style-name="P1" draw:layer="layout" svg:width="3.571cm" svg:height="0.596cm" draw:transform="rotate (1.11962871515436) translate (11.347cm 14.227cm)" svg:viewBox="0 0 3572 597" svg:d="M0 0c614 59 2477 993 3572 402">
          <text:p/>
        </draw:path>
        <draw:line draw:style-name="gr8" draw:text-style-name="P1" draw:layer="layout" svg:x1="13.572cm" svg:y1="10.787cm" svg:x2="13.318cm" svg:y2="10.787cm">
          <text:p/>
        </draw:line>
        <draw:line draw:style-name="gr8" draw:text-style-name="P1" draw:layer="layout" svg:x1="13.572cm" svg:y1="11.187cm" svg:x2="13.318cm" svg:y2="11.187cm">
          <text:p/>
        </draw:line>
        <draw:frame draw:style-name="gr23" draw:text-style-name="P1" draw:layer="layout" svg:width="4.721cm" svg:height="3.778cm" draw:transform="rotate (-3.14159265358979) translate (21.974cm 12.538cm)">
          <draw:image xlink:href="Pictures/100000010000040000000300CE316C96E9FAEF4D.png" xlink:type="simple" xlink:show="embed" xlink:actuate="onLoad" draw:mime-type="image/png">
            <text:p/>
          </draw:image>
        </draw:frame>
        <draw:path draw:style-name="gr24" draw:text-style-name="P18" draw:layer="layout" svg:width="1.369cm" svg:height="0.201cm" draw:transform="rotate (2.02196393843543) translate (16.867380539246cm 10.8829938920254cm)" svg:viewBox="0 0 1370 202" svg:d="M1370 0c-221 457-1200-149-1370 202">
          <text:p/>
        </draw:path>
        <draw:path draw:style-name="gr24" draw:text-style-name="P1" draw:layer="layout" svg:width="1.369cm" svg:height="0.201cm" draw:transform="rotate (2.02196393843543) translate (16.868380539246cm 11.2689938920254cm)" svg:viewBox="0 0 1370 202" svg:d="M1370 0c-221 457-1200-149-1370 202">
          <text:p/>
        </draw:path>
        <draw:path draw:style-name="gr24" draw:text-style-name="P1" draw:layer="layout" svg:width="1.369cm" svg:height="0.201cm" draw:transform="rotate (2.02196393843543) translate (16.869380539246cm 11.6499938920254cm)" svg:viewBox="0 0 1370 202" svg:d="M1370 0c-221 457-1200-149-1370 202">
          <text:p/>
        </draw:path>
        <draw:path draw:style-name="gr24" draw:text-style-name="P18" draw:layer="layout" svg:width="2.899cm" svg:height="3.259cm" draw:transform="rotate (2.02196393843543) translate (14.2295470912487cm 11.7774979935789cm)" svg:viewBox="0 0 2900 3260" svg:d="M2380 0c1378 1232-179 3865-2380 3134">
          <text:p/>
        </draw:path>
        <draw:path draw:style-name="gr9" draw:text-style-name="P1" draw:layer="layout" svg:width="3.75cm" svg:height="1.076cm" draw:transform="rotate (1.11962871515436) translate (15.330303713403cm 13.3707829770951cm)" svg:viewBox="0 0 3751 1077" svg:d="M3751 94c-1080-507-2633 1222-3751 955">
          <text:p/>
        </draw:path>
        <draw:line draw:style-name="gr8" draw:text-style-name="P1" draw:layer="layout" svg:x1="13.928cm" svg:y1="14.986cm" svg:x2="13.674cm" svg:y2="14.986cm">
          <text:p/>
        </draw:line>
        <draw:path draw:style-name="gr17" draw:text-style-name="P1" draw:layer="layout" svg:width="6.485cm" svg:height="1.237cm" draw:transform="rotate (1.11962871515436) translate (13.1146922564467cm 14.5545371110462cm)" svg:viewBox="0 0 6486 1238" svg:d="M0 1017c435 834 6843-2835 6470 221">
          <text:p/>
        </draw:path>
        <draw:line draw:style-name="gr8" draw:text-style-name="P1" draw:layer="layout" svg:x1="17.372cm" svg:y1="9.287cm" svg:x2="17.118cm" svg:y2="9.287cm">
          <text:p/>
        </draw:line>
        <draw:line draw:style-name="gr8" draw:text-style-name="P1" draw:layer="layout" svg:x1="17.372cm" svg:y1="10.023cm" svg:x2="17.118cm" svg:y2="10.023cm">
          <text:p/>
        </draw:line>
        <draw:line draw:style-name="gr8" draw:text-style-name="P1" draw:layer="layout" svg:x1="17.372cm" svg:y1="10.399cm" svg:x2="17.118cm" svg:y2="10.399cm">
          <text:p/>
        </draw:line>
        <draw:line draw:style-name="gr8" draw:text-style-name="P1" draw:layer="layout" svg:x1="17.372cm" svg:y1="10.783cm" svg:x2="17.118cm" svg:y2="10.783cm">
          <text:p/>
        </draw:line>
        <draw:line draw:style-name="gr8" draw:text-style-name="P1" draw:layer="layout" svg:x1="17.372cm" svg:y1="11.171cm" svg:x2="17.118cm" svg:y2="11.171cm">
          <text:p/>
        </draw:line>
        <draw:line draw:style-name="gr8" draw:text-style-name="P1" draw:layer="layout" svg:x1="17.372cm" svg:y1="11.535cm" svg:x2="17.118cm" svg:y2="11.5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opacity="50%" draw:shadow-offset-x="0.203cm" draw:shadow-offset-y="0.203cm" draw:shadow-opacity="5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CB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6-07T23:51:12.460435195</meta:creation-date>
    <meta:editing-duration>P11DT45M14S</meta:editing-duration>
    <meta:editing-cycles>185</meta:editing-cycles>
    <meta:generator>LibreOffice/7.3.7.2$Linux_X86_64 LibreOffice_project/30$Build-2</meta:generator>
    <dc:date>2024-11-21T18:29:37.715613683</dc:date>
    <meta:document-statistic meta:object-count="949"/>
  </office:meta>
</office:document-meta>
</file>